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style:contextual-spacing="false" fo:line-height="115%" fo:text-align="center" style:justify-single-word="false">
        <style:tab-stops>
          <style:tab-stop style:position="3.4063in"/>
        </style:tab-stops>
      </style:paragraph-properties>
      <style:text-properties officeooo:paragraph-rsid="000c1c71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225%" fo:text-align="center" style:justify-single-word="false" fo:orphans="2" fo:widows="2" fo:text-indent="0in" style:auto-text-indent="false" fo:padding="0in" fo:border="none"/>
      <style:text-properties officeooo:paragraph-rsid="000c1c71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225%" fo:text-align="justify" style:justify-single-word="false" fo:orphans="2" fo:widows="2" fo:text-indent="0in" style:auto-text-indent="false" fo:padding="0in" fo:border="none"/>
      <style:text-properties officeooo:paragraph-rsid="000e0dd5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225%" fo:text-align="justify" style:justify-single-word="false" fo:orphans="2" fo:widows="2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225%" fo:orphans="2" fo:widows="2" fo:text-indent="0in" style:auto-text-indent="false" fo:padding="0in" fo:border="none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225%" fo:orphans="2" fo:widows="2" fo:text-indent="0in" style:auto-text-indent="false" fo:padding="0in" fo:border="none"/>
      <style:text-properties officeooo:paragraph-rsid="000e0dd5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225%" fo:orphans="2" fo:widows="2" fo:text-indent="0in" style:auto-text-indent="false" fo:padding="0in" fo:border="none"/>
      <style:text-properties officeooo:paragraph-rsid="000eb105"/>
    </style:style>
    <style:style style:name="T1" style:family="text">
      <style:text-properties fo:font-variant="normal" fo:text-transform="none" fo:color="#2c2f34" loext:opacity="100%" fo:font-size="15pt" fo:letter-spacing="normal" style:text-underline-style="solid" style:text-underline-width="auto" style:text-underline-color="font-color" style:font-size-asian="15pt" style:font-family-complex="'Baloo Da 2'" style:font-size-complex="15pt" style:font-style-complex="normal" style:font-weight-complex="bold" loext:padding="0in" loext:border="none"/>
    </style:style>
    <style:style style:name="T2" style:family="text">
      <style:text-properties fo:font-variant="normal" fo:text-transform="none" fo:color="#2c2f34" loext:opacity="100%" fo:letter-spacing="normal" fo:font-weight="normal" style:font-weight-asian="normal" style:font-family-complex="'Baloo Da 2'" style:font-size-complex="13.5pt" style:font-style-complex="normal" style:font-weight-complex="normal" loext:padding="0in" loext:border="none"/>
    </style:style>
    <style:style style:name="T3" style:family="text">
      <style:text-properties fo:font-variant="normal" fo:text-transform="none" fo:color="#2c2f34" loext:opacity="100%" fo:letter-spacing="normal" fo:font-weight="normal" officeooo:rsid="000e0dd5" style:font-weight-asian="normal" style:font-family-complex="'Baloo Da 2'" style:font-size-complex="13.5pt" style:font-style-complex="normal" style:font-weight-complex="normal" loext:padding="0in" loext:border="none"/>
    </style:style>
    <style:style style:name="T4" style:family="text">
      <style:text-properties fo:font-variant="normal" fo:text-transform="none" fo:color="#2c2f34" loext:opacity="100%" fo:letter-spacing="normal" fo:font-weight="normal" officeooo:rsid="000c1c71" style:font-weight-asian="normal" style:font-family-complex="'Baloo Da 2'" style:font-size-complex="13.5pt" style:font-style-complex="normal" style:font-weight-complex="normal" loext:padding="0in" loext:border="none"/>
    </style:style>
    <style:style style:name="T5" style:family="text">
      <style:text-properties fo:font-variant="normal" fo:text-transform="none" fo:color="#2c2f34" loext:opacity="100%" fo:font-family="'Baloo Da 2'" fo:font-size="13.5pt" fo:letter-spacing="normal" fo:font-style="normal" fo:font-weight="normal" officeooo:rsid="000e0dd5" style:font-weight-asian="normal" style:font-family-complex="'Baloo Da 2'" style:font-size-complex="13.5pt" style:font-style-complex="normal" style:font-weight-complex="normal" loext:padding="0in" loext:border="none"/>
    </style:style>
    <style:style style:name="T6" style:family="text">
      <style:text-properties fo:font-variant="normal" fo:text-transform="none" fo:color="#2c2f34" loext:opacity="100%" fo:letter-spacing="normal" fo:font-weight="normal" officeooo:rsid="000eb105" style:font-weight-asian="normal" style:font-family-complex="'Baloo Da 2'" style:font-size-complex="13.5pt" style:font-style-complex="normal" style:font-weight-complex="normal" loext:padding="0in" loext:border="none"/>
    </style:style>
    <style:style style:name="T7" style:family="text">
      <style:text-properties fo:font-variant="normal" fo:text-transform="none" fo:color="#2c2f34" loext:opacity="100%" fo:font-family="'Baloo Da 2'" fo:font-size="13.5pt" fo:letter-spacing="normal" fo:font-style="normal" fo:font-weight="normal" style:font-weight-asian="normal" style:font-weight-complex="normal" loext:padding="0in" loext:border="none"/>
    </style:style>
    <style:style style:name="T8" style:family="text">
      <style:text-properties fo:font-variant="normal" fo:text-transform="none" fo:color="#2c2f34" loext:opacity="100%" fo:font-family="'Baloo Da 2'" fo:font-size="13.5pt" fo:letter-spacing="normal" fo:font-style="normal" fo:font-weight="normal" officeooo:rsid="000e0dd5" style:font-weight-asian="normal" style:font-weight-complex="normal" loext:padding="0in" loext:border="none"/>
    </style:style>
    <style:style style:name="T9" style:family="text">
      <style:text-properties fo:font-variant="normal" fo:text-transform="none" fo:color="#2c2f34" loext:opacity="100%" fo:font-family="'Baloo Da 2'" fo:font-size="13.5pt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2c2f34" loext:opacity="100%" fo:font-family="'Baloo Da 2'" fo:font-size="13.5pt" fo:letter-spacing="normal" fo:font-style="normal" fo:font-weight="normal" officeooo:rsid="000c1c71" style:font-weight-asian="normal" style:font-family-complex="'Baloo Da 2'" style:font-size-complex="13.5pt" style:font-style-complex="normal" style:font-weight-complex="normal" loext:padding="0in" loext:border="none"/>
    </style:style>
    <style:style style:name="T11" style:family="text">
      <style:text-properties fo:font-variant="normal" fo:text-transform="none" fo:color="#2c2f34" loext:opacity="100%" fo:letter-spacing="normal" fo:font-weight="normal" officeooo:rsid="001007d0" style:font-weight-asian="normal" style:font-family-complex="'Baloo Da 2'" style:font-size-complex="13.5pt" style:font-style-complex="normal" style:font-weight-complex="normal" loext:padding="0in" loext:border="none"/>
    </style:style>
    <style:style style:name="T12" style:family="text">
      <style:text-properties fo:font-variant="normal" fo:text-transform="none" fo:color="#2c2f34" loext:opacity="100%" fo:letter-spacing="normal" style:font-family-complex="'Baloo Da 2'" style:font-size-complex="13.5pt" style:font-style-complex="normal" style:font-weight-complex="bold" loext:padding="0in" loext:border="none"/>
    </style:style>
    <style:style style:name="T13" style:family="text">
      <style:text-properties fo:font-variant="normal" fo:text-transform="none" fo:color="#2c2f34" loext:opacity="100%" fo:letter-spacing="normal"/>
    </style:style>
    <style:style style:name="T14" style:family="text">
      <style:text-properties fo:font-variant="normal" fo:text-transform="none" fo:color="#2c2f34" loext:opacity="100%" fo:letter-spacing="normal" officeooo:rsid="000e0dd5" style:font-family-complex="'Baloo Da 2'" style:font-size-complex="13.5pt" style:font-style-complex="normal" style:font-weight-complex="bold" loext:padding="0in" loext:border="none"/>
    </style:style>
    <style:style style:name="T15" style:family="text">
      <style:text-properties fo:font-variant="normal" fo:text-transform="none" fo:color="#2c2f34" loext:opacity="100%" fo:letter-spacing="normal" officeooo:rsid="000eb105" style:font-family-complex="'Baloo Da 2'" style:font-size-complex="13.5pt" style:font-style-complex="normal" style:font-weight-complex="bold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tab/></text:p>
      <text:p text:style-name="P2"><text:span text:style-name="Strong_20_Emphasis"><text:span text:style-name="T1">গাড়ী বিক্রয়ের চুক্তিপত্র</text:span></text:span></text:p>
      <text:p text:style-name="P3"><text:span text:style-name="Strong_20_Emphasis"><text:span text:style-name="T2">আমি </text:span></text:span><text:span text:style-name="Strong_20_Emphasis"><text:span text:style-name="T3">প্রথম পক্ষঃ নাম</text:span></text:span><text:span text:style-name="Strong_20_Emphasis"><text:span text:style-name="T4">ঃ শ্রী দিপু চন্দ্র রায়</text:span></text:span><text:span text:style-name="Strong_20_Emphasis"><text:span text:style-name="T5">, </text:span></text:span><text:span text:style-name="Strong_20_Emphasis"><text:span text:style-name="T3">পিতার নাম</text:span></text:span><text:span text:style-name="Strong_20_Emphasis"><text:span text:style-name="T4">ঃ শ্রী নিরমল চন্দ্র রায় </text:span></text:span><text:span text:style-name="Strong_20_Emphasis"><text:span text:style-name="T5">, </text:span></text:span><text:span text:style-name="Strong_20_Emphasis"><text:span text:style-name="T3">ঠিকানা</text:span></text:span><text:span text:style-name="Strong_20_Emphasis"><text:span text:style-name="T4">ঃ কানিয়াল খাতা </text:span></text:span><text:span text:style-name="Strong_20_Emphasis"><text:span text:style-name="T5">, </text:span></text:span><text:span text:style-name="Strong_20_Emphasis"><text:span text:style-name="T3">পেশা</text:span></text:span><text:span text:style-name="Strong_20_Emphasis"><text:span text:style-name="T4">ঃঅটোচালক </text:span></text:span><text:span text:style-name="Strong_20_Emphasis"><text:span text:style-name="T5">, </text:span></text:span><text:span text:style-name="Strong_20_Emphasis"><text:span text:style-name="T3">মোবাইল নাম্বার</text:span></text:span><text:span text:style-name="Strong_20_Emphasis"><text:span text:style-name="T4">ঃ ০১৭৭০৩৫৪৫১৪</text:span></text:span><text:span text:style-name="Strong_20_Emphasis"><text:span text:style-name="T6">। </text:span></text:span><text:span text:style-name="Strong_20_Emphasis"><text:span text:style-name="T2">গাড়ীর মুল মালিক বা বিক্রেতা আমার নিজ নামে নগদে ক্রয়কৃত গাড়ী খানা</text:span></text:span><text:span text:style-name="Strong_20_Emphasis"><text:span text:style-name="T3">র </text:span></text:span><text:span text:style-name="Strong_20_Emphasis"><text:span text:style-name="T2"><text:s/>চেসিচ নং</text:span></text:span><text:span text:style-name="Strong_20_Emphasis"><text:span text:style-name="T7">-</text:span></text:span><text:span text:style-name="Strong_20_Emphasis"><text:span text:style-name="T8">YDKKD22048431</text:span></text:span><text:span text:style-name="Strong_20_Emphasis"><text:span text:style-name="T2">।</text:span></text:span><text:span text:style-name="T9"> </text:span><text:span text:style-name="Strong_20_Emphasis"><text:span text:style-name="T2">অত্র গাড়ী খানা বিক্রয় করার প্রস্তাব করিলে দ্বিতীয় পক্ষ</text:span></text:span><text:span text:style-name="Strong_20_Emphasis"><text:span text:style-name="T3">ঃ নাম</text:span></text:span><text:span text:style-name="Strong_20_Emphasis"><text:span text:style-name="T4">ঃ মোঃ মাজেদ ইসলাম </text:span></text:span><text:span text:style-name="Strong_20_Emphasis"><text:span text:style-name="T5">, </text:span></text:span><text:span text:style-name="Strong_20_Emphasis"><text:span text:style-name="T3">পিতার নাম</text:span></text:span><text:span text:style-name="Strong_20_Emphasis"><text:span text:style-name="T4">ঃ মোঃ মহুবার ইসলাম</text:span></text:span><text:span text:style-name="Strong_20_Emphasis"><text:span text:style-name="T5">, </text:span></text:span><text:span text:style-name="Strong_20_Emphasis"><text:span text:style-name="T3">ঠিকানা</text:span></text:span><text:span text:style-name="Strong_20_Emphasis"><text:span text:style-name="T4">ঃ পূর্ব উত্তরাশশী </text:span></text:span><text:span text:style-name="Strong_20_Emphasis"><text:span text:style-name="T5">, </text:span></text:span><text:span text:style-name="Strong_20_Emphasis"><text:span text:style-name="T10">পেশাঃঅটোচালক</text:span></text:span><text:span text:style-name="Strong_20_Emphasis"><text:span text:style-name="T5">, </text:span></text:span><text:span text:style-name="Strong_20_Emphasis"><text:span text:style-name="T3"><text:s/>মোবাইল নাম্বার</text:span></text:span><text:span text:style-name="Strong_20_Emphasis"><text:span text:style-name="T4">ঃ</text:span></text:span><text:span text:style-name="Strong_20_Emphasis"><text:span text:style-name="T3"> </text:span></text:span><text:span text:style-name="Strong_20_Emphasis"><text:span text:style-name="T4">০১৭৬১১০২৮৫১ ।</text:span></text:span><text:span text:style-name="Strong_20_Emphasis"><text:span text:style-name="T2"> আমরা উভয় পক্ষ আলাপ আলোচনার মাধ্যমে গাড়ীর বর্তমান বাজার দর নির্ধারন করে বিক্রয়ের সিদ্ধান্ত নেই।দ্বিতীয় পক্ষ ক্রেতা উক্ত গাড়ীর ক্রয় বাবদ নগদ </text:span></text:span><text:span text:style-name="Strong_20_Emphasis"><text:span text:style-name="T3">১,৩৩,০০০(</text:span></text:span><text:span text:style-name="Strong_20_Emphasis"><text:span text:style-name="T5">এক লক্ষ তেত্রিশ হাজার )</text:span></text:span><text:span text:style-name="Strong_20_Emphasis"><text:span text:style-name="T2"> গাড়ীটি বুঝিয়া </text:span></text:span><text:span text:style-name="Strong_20_Emphasis"><text:span text:style-name="T11">দি</text:span></text:span><text:span text:style-name="Strong_20_Emphasis"><text:span text:style-name="T2">লে </text:span></text:span><text:span text:style-name="Strong_20_Emphasis"><text:span text:style-name="T3">ও </text:span></text:span><text:span text:style-name="Strong_20_Emphasis"><text:span text:style-name="T2">উভয় পক্ষ অত্র দলিল পড়িয়া ও বুঝিয়া</text:span></text:span><text:span text:style-name="Strong_20_Emphasis"><text:span text:style-name="T7">, </text:span></text:span><text:span text:style-name="Strong_20_Emphasis"><text:span text:style-name="T2">সুস্থ্য মস্তিস্কে স্বাক্ষীগনের সম্মুখে নিজ নিজ নামে সহি ও স্বাক্ষর করিলাম। </text:span></text:span><text:span text:style-name="Strong_20_Emphasis"><text:span text:style-name="T3">তারিখঃ </text:span></text:span><text:span text:style-name="Strong_20_Emphasis"><text:span text:style-name="T6">৩০/০৭/২০২৫ </text:span></text:span><text:span text:style-name="Strong_20_Emphasis"><text:span text:style-name="T11">ইং </text:span></text:span><text:span text:style-name="Strong_20_Emphasis"><text:span text:style-name="T6">।</text:span></text:span></text:p>
      <text:p text:style-name="P4"><text:span text:style-name="Strong_20_Emphasis"><text:span text:style-name="T2"><text:s/></text:span></text:span></text:p>
      <text:p text:style-name="P5"><text:span text:style-name="Strong_20_Emphasis"><text:span text:style-name="T12">প্রথম পক্ষের স্বাক্ষর</text:span></text:span><text:span text:style-name="T13"> <text:tab/><text:tab/><text:tab/><text:tab/><text:tab/><text:tab/></text:span><text:span text:style-name="Strong_20_Emphasis"><text:span text:style-name="T12">দ্বিতীয় পক্ষের স্বাক্ষর</text:span></text:span></text:p>
      <text:p text:style-name="P5"><text:span text:style-name="Strong_20_Emphasis"><text:span text:style-name="T12"/></text:span></text:p>
      <text:p text:style-name="P6"><text:span text:style-name="Strong_20_Emphasis"><text:span text:style-name="T12">স্বাক্ষীগনের স্বাক্ষরঃ</text:span></text:span></text:p>
      <text:p text:style-name="P6"><text:span text:style-name="Strong_20_Emphasis"><text:span text:style-name="T14">১।</text:span></text:span></text:p>
      <text:p text:style-name="P6"><text:span text:style-name="Strong_20_Emphasis"><text:span text:style-name="T14">২</text:span></text:span><text:span text:style-name="Strong_20_Emphasis"><text:span text:style-name="T15">।</text:span></text:span></text:p>
      <text:p text:style-name="P7"><text:span text:style-name="Strong_20_Emphasis"><text:span text:style-name="T15">৩।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30T14:22:41.023578500</meta:creation-date>
    <meta:print-date>2025-07-30T15:57:34.267443000</meta:print-date>
    <dc:date>2025-07-30T15:58:43.349758500</dc:date>
    <meta:editing-duration>PT1H1M3S</meta:editing-duration>
    <meta:editing-cycles>1</meta:editing-cycles>
    <meta:document-statistic meta:table-count="0" meta:image-count="0" meta:object-count="0" meta:page-count="1" meta:paragraph-count="9" meta:word-count="133" meta:character-count="548" meta:non-whitespace-character-count="407"/>
    <meta:generator>LibreOffice/25.2.4.3$Windows_X86_64 LibreOffice_project/33e196637044ead23f5c3226cde09b47731f7e27</meta:generator>
  </office:meta>
</office:document-meta>
</file>